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new-oauth-token"/><text:span text:style-name="Source_20_Text">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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20:03:06.095537832</meta:creation-date>
    <dc:date>2022-05-26T20:03:40.871124016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3.2$Linux_X86_64 LibreOffice_project/30$Build-2</meta:generator>
  </office:meta>
</office:document-meta>
</file>